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homework1&lt;/title&gt;</text:p>
      <text:p text:style-name="Standard">&lt;/head&gt;</text:p>
      <text:p text:style-name="Standard"/>
      <text:p text:style-name="Standard">&lt;body&gt;</text:p>
      <text:p text:style-name="Standard"><text:s text:c="4"/>&lt;h2&gt;作業 01：寫程式，設定變數存放今天的攝氏温度(30)，請寫程式將其轉換成華氏温度，請將轉換的結果顯示在頁面上。註：華氏= (攝氏)(9/5) + 32&lt;/h2&gt;</text:p>
      <text:p text:style-name="Standard"><text:s text:c="4"/>&lt;script&gt;</text:p>
      <text:p text:style-name="Standard"><text:s text:c="8"/>var celsiusTemperature = 30;</text:p>
      <text:p text:style-name="Standard"><text:s text:c="8"/>var fahrenheitTemperature = (celsiusTemperature * 9 / 5) + 32;</text:p>
      <text:p text:style-name="Standard"/>
      <text:p text:style-name="Standard"><text:s text:c="8"/>document.write("攝氏" + celsiusTemperature + "度等於華氏" + fahrenheitTemperature + "度");</text:p>
      <text:p text:style-name="Standard"><text:s text:c="4"/>&lt;/script&gt;</text:p>
      <text:p text:style-name="Standard"/>
      <text:p text:style-name="Standard"><text:s text:c="4"/>&lt;h2&gt;作業 02： 02expressint.html (變數與運算式) </text:p>
      <text:p text:style-name="Standard"><text:s text:c="8"/>寫程式，設定變數存放今天到目前為止所經過的秒數(比如8000秒)，請將其轉換成時分秒後顯示在頁面上。&lt;/h2&gt;</text:p>
      <text:p text:style-name="Standard"/>
      <text:p text:style-name="Standard"><text:s text:c="4"/>&lt;script&gt;</text:p>
      <text:p text:style-name="Standard"><text:s text:c="8"/>var totalSeconds = prompt("今天過幾秒了"); // 要計算的總秒數</text:p>
      <text:p text:style-name="Standard"/>
      <text:p text:style-name="Standard"><text:s text:c="8"/>var hours = Math.floor(totalSeconds / 3600); // 小時數</text:p>
      <text:p text:style-name="Standard"><text:s text:c="8"/>var minutes = Math.floor((totalSeconds % 3600) / 60); // 分鐘數</text:p>
      <text:p text:style-name="Standard"><text:s text:c="8"/>var seconds = totalSeconds % 60; // 秒數</text:p>
      <text:p text:style-name="Standard"/>
      <text:p text:style-name="Standard"><text:s text:c="8"/>document.write(hours + "小時 " + minutes + "分鐘 " + seconds + "秒");</text:p>
      <text:p text:style-name="Standard"/>
      <text:p text:style-name="Standard"><text:s text:c="4"/>&lt;/script&gt;</text:p>
      <text:p text:style-name="Standard"><text:s text:c="4"/>&lt;h2&gt;作業 04： 04orangeIf.html  (if練習)</text:p>
      <text:p text:style-name="Standard"><text:s text:c="8"/>寫程式，設定變數存放橘子一斤的單價，及購買的斤數，並算出小計為何,</text:p>
      <text:p text:style-name="Standard"><text:s text:c="8"/>若消費金額超過500元, 則打九折&lt;/h2&gt;</text:p>
      <text:p text:style-name="Standard"/>
      <text:p text:style-name="Standard"><text:s text:c="4"/>&lt;script&gt;</text:p>
      <text:p text:style-name="Standard"><text:s text:c="8"/>// 設定橘子一斤的單價</text:p>
      <text:p text:style-name="Standard"><text:s text:c="8"/>const orangePricePerKg = 30;</text:p>
      <text:p text:style-name="Standard"/>
      <text:p text:style-name="Standard"><text:s text:c="8"/>// 購買的橘子斤數</text:p>
      <text:p text:style-name="Standard"><text:s text:c="8"/>const purchasedWeight = 5;</text:p>
      <text:p text:style-name="Standard"/>
      <text:p text:style-name="Standard"><text:s text:c="8"/>// 計算小計</text:p>
      <text:p text:style-name="Standard"><text:s text:c="8"/>const subtotal = orangePricePerKg * purchasedWeight;</text:p>
      <text:p text:style-name="Standard"/>
      <text:p text:style-name="Standard"><text:s text:c="8"/>// 判斷是否滿 500 元並套用九折折扣</text:p>
      <text:p text:style-name="Standard"><text:s text:c="8"/>let total;</text:p>
      <text:p text:style-name="Standard"/>
      <text:p text:style-name="Standard"><text:s text:c="8"/>if (subtotal &gt; 500) {</text:p>
      <text:p text:style-name="Standard"><text:s text:c="12"/>total = subtotal * 0.9; // 九折</text:p>
      <text:p text:style-name="Standard"><text:soft-page-break/><text:s text:c="8"/>} else {</text:p>
      <text:p text:style-name="Standard"><text:s text:c="12"/>total = subtotal;</text:p>
      <text:p text:style-name="Standard"><text:s text:c="8"/>}</text:p>
      <text:p text:style-name="Standard"/>
      <text:p text:style-name="Standard"><text:s text:c="8"/>console.log("橘子小計：" + subtotal + " 元");</text:p>
      <text:p text:style-name="Standard"><text:s text:c="8"/>console.log("總金額：" + total + " 元");</text:p>
      <text:p text:style-name="Standard"/>
      <text:p text:style-name="Standard"><text:s text:c="4"/>&lt;/script&gt;</text:p>
      <text:p text:style-name="Standard"><text:s text:c="4"/>&lt;h2&gt;作業 05：05orangeIf_2.html (if練習)</text:p>
      <text:p text:style-name="Standard"><text:s text:c="8"/>寫程式，設定變數存放一斤的單價，及購買的斤數，並算出小計為何,</text:p>
      <text:p text:style-name="Standard"><text:s text:c="8"/>若消費金額超過500元, 則打九折,</text:p>
      <text:p text:style-name="Standard"><text:s text:c="8"/>若消費金額超過1000元, 則打七折&lt;/h2&gt;</text:p>
      <text:p text:style-name="Standard"><text:s text:c="4"/>&lt;script&gt;</text:p>
      <text:p text:style-name="Standard"><text:s text:c="8"/>// 設定一斤的單價</text:p>
      <text:p text:style-name="Standard"><text:s text:c="8"/>const pricePerKg = 50;</text:p>
      <text:p text:style-name="Standard"/>
      <text:p text:style-name="Standard"><text:s text:c="8"/>// 購買的斤數</text:p>
      <text:p text:style-name="Standard"><text:s text:c="8"/>const purchasedWeight = 3;</text:p>
      <text:p text:style-name="Standard"/>
      <text:p text:style-name="Standard"><text:s text:c="8"/>// 計算小計</text:p>
      <text:p text:style-name="Standard"><text:s text:c="8"/>const subtotal = pricePerKg * purchasedWeight;</text:p>
      <text:p text:style-name="Standard"/>
      <text:p text:style-name="Standard"><text:s text:c="8"/>// 判斷消費金額並套用相應的折扣</text:p>
      <text:p text:style-name="Standard"><text:s text:c="8"/>let total;</text:p>
      <text:p text:style-name="Standard"/>
      <text:p text:style-name="Standard"><text:s text:c="8"/>if (subtotal &gt; 1000) {</text:p>
      <text:p text:style-name="Standard"><text:s text:c="12"/>total = subtotal * 0.7; // 七折</text:p>
      <text:p text:style-name="Standard"><text:s text:c="8"/>} else if (subtotal &gt; 500) {</text:p>
      <text:p text:style-name="Standard"><text:s text:c="12"/>total = subtotal * 0.9; // 九折</text:p>
      <text:p text:style-name="Standard"><text:s text:c="8"/>} else {</text:p>
      <text:p text:style-name="Standard"><text:s text:c="12"/>total = subtotal;</text:p>
      <text:p text:style-name="Standard"><text:s text:c="8"/>}</text:p>
      <text:p text:style-name="Standard"/>
      <text:p text:style-name="Standard"><text:s text:c="8"/>console.log("小計：" + subtotal + " 元");</text:p>
      <text:p text:style-name="Standard"><text:s text:c="8"/>console.log("總金額：" + total + " 元");</text:p>
      <text:p text:style-name="Standard"/>
      <text:p text:style-name="Standard"><text:s text:c="4"/>&lt;/script&gt;</text:p>
      <text:p text:style-name="Standard"><text:s text:c="4"/>&lt;h2&gt;</text:p>
      <text:p text:style-name="Standard"><text:s text:c="8"/>作業 06：06orangeIf_3.html (if、switch練習) </text:p>
      <text:p text:style-name="Standard"><text:s text:c="8"/>橘子的單價和等級的關係如下:</text:p>
      <text:p text:style-name="Standard"><text:s text:c="4"/>&lt;/h2&gt;</text:p>
      <text:p text:style-name="Standard"><text:s text:c="4"/>&lt;h2&gt;作業 07　 07forSum.html (迴圈..練習)</text:p>
      <text:p text:style-name="Standard"><text:s text:c="8"/>寫程式，設定變數存放一個正整數,並算1 到此整數間的總和、奇數和、偶數和&lt;/h2&gt;</text:p>
      <text:p text:style-name="Standard"><text:s text:c="4"/>&lt;script&gt;</text:p>
      <text:p text:style-name="Standard"><text:s text:c="8"/>// 設定一個正整數</text:p>
      <text:p text:style-name="Standard"><text:s text:c="8"/>const n = 10; </text:p>
      <text:p text:style-name="Standard"/>
      <text:p text:style-name="Standard"><text:s text:c="8"/>// 初始化總和、奇數和、偶數和</text:p>
      <text:p text:style-name="Standard"><text:s text:c="8"/>let sum = 0;</text:p>
      <text:p text:style-name="Standard"><text:s text:c="8"/>let oddSum = 0;</text:p>
      <text:p text:style-name="Standard"><text:s text:c="8"/>let evenSum = 0;</text:p>
      <text:p text:style-name="Standard"/>
      <text:p text:style-name="Standard"><text:soft-page-break/><text:s text:c="8"/>// 計算總和、奇數和、偶數和</text:p>
      <text:p text:style-name="Standard"><text:s text:c="8"/>for (let i = 1; i &lt;= n; i++) {</text:p>
      <text:p text:style-name="Standard"><text:s text:c="12"/>sum += i;</text:p>
      <text:p text:style-name="Standard"/>
      <text:p text:style-name="Standard"><text:s text:c="12"/>if (i % 2 === 1) {</text:p>
      <text:p text:style-name="Standard"><text:s text:c="16"/>oddSum += i; // 奇數</text:p>
      <text:p text:style-name="Standard"><text:s text:c="12"/>} else {</text:p>
      <text:p text:style-name="Standard"><text:s text:c="16"/>evenSum += i; // 偶數</text:p>
      <text:p text:style-name="Standard"><text:s text:c="12"/>}</text:p>
      <text:p text:style-name="Standard"><text:s text:c="8"/>}</text:p>
      <text:p text:style-name="Standard"/>
      <text:p text:style-name="Standard"><text:s text:c="8"/>// 輸出結果</text:p>
      <text:p text:style-name="Standard"><text:s text:c="8"/>console.log("1 到 " + n + " 的總和為：" + sum);</text:p>
      <text:p text:style-name="Standard"><text:s text:c="8"/>console.log("1 到 " + n + " 的奇數和為：" + oddSum);</text:p>
      <text:p text:style-name="Standard"><text:s text:c="8"/>console.log("1 到 " + n + " 的偶數和為：" + evenSum);</text:p>
      <text:p text:style-name="Standard"/>
      <text:p text:style-name="Standard"><text:s text:c="4"/>&lt;/script&gt;</text:p>
      <text:p text:style-name="Standard"><text:s text:c="4"/>&lt;h2&gt;作業08　08prizeFor.html (迴圈 for…, Math練習) <text:s/></text:p>
      <text:p text:style-name="Standard"><text:s text:c="8"/>摸彩金 : 有11顆彩球, 彩球面額為0-10之間, 可以摸彩10次, 印出其每次的摸彩金額及彩金總金額(單位:佰元)&lt;/h2&gt;</text:p>
      <text:p text:style-name="Standard"><text:s text:c="8"/></text:p>
      <text:p text:style-name="Standard"/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0:27:22.356000000</meta:creation-date>
    <dc:date>2023-11-15T10:28:22.932000000</dc:date>
    <meta:editing-duration>PT1M</meta:editing-duration>
    <meta:editing-cycles>1</meta:editing-cycles>
    <meta:document-statistic meta:table-count="0" meta:image-count="0" meta:object-count="0" meta:page-count="3" meta:paragraph-count="98" meta:word-count="867" meta:character-count="3018" meta:non-whitespace-character-count="2055"/>
    <meta:generator>LibreOffice/7.4.6.2$Windows_X86_64 LibreOffice_project/5b1f5509c2decdade7fda905e3e1429a67acd63d</meta:generator>
  </office:meta>
</office:document-meta>
</file>